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711cm" svg:stroke-color="#c914c9" draw:marker-start-width="1.261cm" draw:marker-end-width="1.261cm" draw:fill="solid" draw:fill-color="#c914c9" draw:textarea-vertical-align="middle" fo:padding-top="0.475cm" fo:padding-bottom="0.475cm" fo:padding-left="0.6cm" fo:padding-right="0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914c9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5.093cm" svg:y1="1.653cm" svg:x2="13.315cm" svg:y2="3.431cm">
          <text:p/>
        </draw:line>
        <draw:line draw:style-name="gr2" draw:text-style-name="P1" draw:layer="layout" svg:x1="14.993cm" svg:y1="1.78cm" svg:x2="16.644cm" svg:y2="3.431cm">
          <text:p/>
        </draw:line>
        <draw:line draw:style-name="gr1" draw:text-style-name="P1" draw:layer="layout" svg:x1="13.294cm" svg:y1="3.453cm" svg:x2="11.516cm" svg:y2="5.231cm">
          <text:p/>
        </draw:line>
        <draw:line draw:style-name="gr2" draw:text-style-name="P1" draw:layer="layout" svg:x1="13.294cm" svg:y1="3.58cm" svg:x2="14.945cm" svg:y2="5.231cm">
          <text:p/>
        </draw:line>
        <draw:line draw:style-name="gr1" draw:text-style-name="P1" draw:layer="layout" svg:x1="11.495cm" svg:y1="5.253cm" svg:x2="9.717cm" svg:y2="7.031cm">
          <text:p/>
        </draw:line>
        <draw:line draw:style-name="gr2" draw:text-style-name="P1" draw:layer="layout" svg:x1="11.495cm" svg:y1="5.38cm" svg:x2="13.146cm" svg:y2="7.031cm">
          <text:p/>
        </draw:line>
        <draw:line draw:style-name="gr2" draw:text-style-name="P1" draw:layer="layout" svg:x1="15.094cm" svg:y1="9.453cm" svg:x2="13.316cm" svg:y2="11.231cm">
          <text:p/>
        </draw:line>
        <draw:line draw:style-name="gr2" draw:text-style-name="P1" draw:layer="layout" svg:x1="14.994cm" svg:y1="9.58cm" svg:x2="16.645cm" svg:y2="11.231cm">
          <text:p/>
        </draw:line>
        <draw:line draw:style-name="gr2" draw:text-style-name="P1" draw:layer="layout" svg:x1="13.295cm" svg:y1="11.253cm" svg:x2="11.517cm" svg:y2="13.031cm">
          <text:p/>
        </draw:line>
        <draw:line draw:style-name="gr2" draw:text-style-name="P1" draw:layer="layout" svg:x1="11.496cm" svg:y1="13.053cm" svg:x2="9.718cm" svg:y2="14.831cm">
          <text:p/>
        </draw:line>
        <draw:line draw:style-name="gr2" draw:text-style-name="P1" draw:layer="layout" svg:x1="15.095cm" svg:y1="19.253cm" svg:x2="13.317cm" svg:y2="21.031cm">
          <text:p/>
        </draw:line>
        <draw:line draw:style-name="gr2" draw:text-style-name="P1" draw:layer="layout" svg:x1="14.995cm" svg:y1="19.38cm" svg:x2="16.646cm" svg:y2="21.031cm">
          <text:p/>
        </draw:line>
        <draw:line draw:style-name="gr2" draw:text-style-name="P1" draw:layer="layout" svg:x1="13.296cm" svg:y1="21.053cm" svg:x2="11.518cm" svg:y2="22.831cm">
          <text:p/>
        </draw:line>
        <draw:line draw:style-name="gr2" draw:text-style-name="P1" draw:layer="layout" svg:x1="11.497cm" svg:y1="22.853cm" svg:x2="9.719cm" svg:y2="24.631cm">
          <text:p/>
        </draw:line>
        <draw:line draw:style-name="gr1" draw:text-style-name="P1" draw:layer="layout" svg:x1="16.756cm" svg:y1="11.153cm" svg:x2="14.978cm" svg:y2="12.931cm">
          <text:p/>
        </draw:line>
        <draw:line draw:style-name="gr2" draw:text-style-name="P1" draw:layer="layout" svg:x1="16.656cm" svg:y1="11.28cm" svg:x2="18.307cm" svg:y2="12.931cm">
          <text:p/>
        </draw:line>
        <draw:line draw:style-name="gr1" draw:text-style-name="P1" draw:layer="layout" svg:x1="14.957cm" svg:y1="12.953cm" svg:x2="13.179cm" svg:y2="14.731cm">
          <text:p/>
        </draw:line>
        <draw:line draw:style-name="gr2" draw:text-style-name="P1" draw:layer="layout" svg:x1="14.957cm" svg:y1="13.08cm" svg:x2="16.608cm" svg:y2="14.731cm">
          <text:p/>
        </draw:line>
        <draw:line draw:style-name="gr1" draw:text-style-name="P1" draw:layer="layout" svg:x1="13.158cm" svg:y1="14.753cm" svg:x2="11.38cm" svg:y2="16.531cm">
          <text:p/>
        </draw:line>
        <draw:line draw:style-name="gr2" draw:text-style-name="P1" draw:layer="layout" svg:x1="13.158cm" svg:y1="14.88cm" svg:x2="14.809cm" svg:y2="16.531cm">
          <text:p/>
        </draw:line>
        <draw:line draw:style-name="gr3" draw:text-style-name="P1" draw:layer="layout" svg:x1="16.819cm" svg:y1="21.053cm" svg:x2="15.041cm" svg:y2="22.831cm">
          <text:p/>
        </draw:line>
        <draw:line draw:style-name="gr2" draw:text-style-name="P1" draw:layer="layout" svg:x1="16.719cm" svg:y1="21.18cm" svg:x2="18.37cm" svg:y2="22.831cm">
          <text:p/>
        </draw:line>
        <draw:line draw:style-name="gr3" draw:text-style-name="P1" draw:layer="layout" svg:x1="15.02cm" svg:y1="22.853cm" svg:x2="13.242cm" svg:y2="24.631cm">
          <text:p/>
        </draw:line>
        <draw:line draw:style-name="gr3" draw:text-style-name="P1" draw:layer="layout" svg:x1="13.221cm" svg:y1="24.653cm" svg:x2="11.443cm" svg:y2="26.431cm">
          <text:p/>
        </draw:line>
        <draw:line draw:style-name="gr1" draw:text-style-name="P1" draw:layer="layout" svg:x1="18.482cm" svg:y1="22.753cm" svg:x2="16.704cm" svg:y2="24.531cm">
          <text:p/>
        </draw:line>
        <draw:line draw:style-name="gr2" draw:text-style-name="P1" draw:layer="layout" svg:x1="18.382cm" svg:y1="22.88cm" svg:x2="20.033cm" svg:y2="24.531cm">
          <text:p/>
        </draw:line>
        <draw:line draw:style-name="gr1" draw:text-style-name="P1" draw:layer="layout" svg:x1="16.683cm" svg:y1="24.553cm" svg:x2="14.905cm" svg:y2="26.331cm">
          <text:p/>
        </draw:line>
        <draw:line draw:style-name="gr2" draw:text-style-name="P1" draw:layer="layout" svg:x1="16.683cm" svg:y1="24.68cm" svg:x2="18.334cm" svg:y2="26.331cm">
          <text:p/>
        </draw:line>
        <draw:line draw:style-name="gr1" draw:text-style-name="P1" draw:layer="layout" svg:x1="14.884cm" svg:y1="26.353cm" svg:x2="13.106cm" svg:y2="28.131cm">
          <text:p/>
        </draw:line>
        <draw:line draw:style-name="gr2" draw:text-style-name="P1" draw:layer="layout" svg:x1="14.884cm" svg:y1="26.48cm" svg:x2="16.535cm" svg:y2="28.131cm">
          <text:p/>
        </draw:line>
        <draw:line draw:style-name="gr3" draw:text-style-name="P1" draw:layer="layout" svg:x1="6.656cm" svg:y1="1.753cm" svg:x2="4.878cm" svg:y2="3.531cm">
          <text:p/>
        </draw:line>
        <draw:line draw:style-name="gr2" draw:text-style-name="P1" draw:layer="layout" svg:x1="6.556cm" svg:y1="1.78cm" svg:x2="8.207cm" svg:y2="3.431cm">
          <text:p/>
        </draw:line>
        <draw:line draw:style-name="gr3" draw:text-style-name="P1" draw:layer="layout" svg:x1="4.857cm" svg:y1="3.453cm" svg:x2="3.079cm" svg:y2="5.231cm">
          <text:p/>
        </draw:line>
        <draw:line draw:style-name="gr2" draw:text-style-name="P1" draw:layer="layout" svg:x1="4.857cm" svg:y1="3.58cm" svg:x2="6.508cm" svg:y2="5.231cm">
          <text:p/>
        </draw:line>
        <draw:line draw:style-name="gr3" draw:text-style-name="P1" draw:layer="layout" svg:x1="3.058cm" svg:y1="5.253cm" svg:x2="1.28cm" svg:y2="7.031cm">
          <text:p/>
        </draw:line>
        <draw:line draw:style-name="gr2" draw:text-style-name="P1" draw:layer="layout" svg:x1="3.058cm" svg:y1="5.38cm" svg:x2="4.709cm" svg:y2="7.031cm">
          <text:p/>
        </draw:line>
        <draw:line draw:style-name="gr3" draw:text-style-name="P1" draw:layer="layout" svg:x1="6.519cm" svg:y1="9.553cm" svg:x2="4.741cm" svg:y2="11.331cm">
          <text:p/>
        </draw:line>
        <draw:line draw:style-name="gr2" draw:text-style-name="P1" draw:layer="layout" svg:x1="6.519cm" svg:y1="9.68cm" svg:x2="8.17cm" svg:y2="11.331cm">
          <text:p/>
        </draw:line>
        <draw:line draw:style-name="gr3" draw:text-style-name="P1" draw:layer="layout" svg:x1="4.82cm" svg:y1="11.353cm" svg:x2="3.042cm" svg:y2="13.131cm">
          <text:p/>
        </draw:line>
        <draw:line draw:style-name="gr2" draw:text-style-name="P1" draw:layer="layout" svg:x1="4.82cm" svg:y1="11.48cm" svg:x2="6.471cm" svg:y2="13.131cm">
          <text:p/>
        </draw:line>
        <draw:line draw:style-name="gr1" draw:text-style-name="P1" draw:layer="layout" svg:x1="3.021cm" svg:y1="13.153cm" svg:x2="1.243cm" svg:y2="14.931cm">
          <text:p/>
        </draw:line>
        <draw:line draw:style-name="gr2" draw:text-style-name="P1" draw:layer="layout" svg:x1="3.021cm" svg:y1="13.28cm" svg:x2="4.672cm" svg:y2="14.931cm">
          <text:p/>
        </draw:line>
        <draw:line draw:style-name="gr3" draw:text-style-name="P1" draw:layer="layout" svg:x1="6.582cm" svg:y1="19.353cm" svg:x2="4.804cm" svg:y2="21.131cm">
          <text:p/>
        </draw:line>
        <draw:line draw:style-name="gr2" draw:text-style-name="P1" draw:layer="layout" svg:x1="6.482cm" svg:y1="19.48cm" svg:x2="8.133cm" svg:y2="21.131cm">
          <text:p/>
        </draw:line>
        <draw:line draw:style-name="gr1" draw:text-style-name="P1" draw:layer="layout" svg:x1="4.783cm" svg:y1="21.153cm" svg:x2="3.005cm" svg:y2="22.931cm">
          <text:p/>
        </draw:line>
        <draw:line draw:style-name="gr2" draw:text-style-name="P1" draw:layer="layout" svg:x1="4.783cm" svg:y1="21.28cm" svg:x2="6.434cm" svg:y2="22.931cm">
          <text:p/>
        </draw:line>
        <draw:line draw:style-name="gr1" draw:text-style-name="P1" draw:layer="layout" svg:x1="2.984cm" svg:y1="22.953cm" svg:x2="1.206cm" svg:y2="24.731cm">
          <text:p/>
        </draw:line>
        <draw:line draw:style-name="gr2" draw:text-style-name="P1" draw:layer="layout" svg:x1="2.984cm" svg:y1="23.08cm" svg:x2="4.635cm" svg:y2="24.731cm">
          <text:p/>
        </draw:line>
        <draw:line draw:style-name="gr4" draw:text-style-name="P2" draw:layer="layout" svg:x1="9.055cm" svg:y1="1cm" svg:x2="9.055cm" svg:y2="2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6T22:50:37.058164452</meta:creation-date>
    <dc:date>2022-01-06T23:08:09.132311193</dc:date>
    <meta:editing-duration>PT7M22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